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 loext:decorative="false"/>
      <style:paragraph-properties style:writing-mode="lr-tb"/>
    </style:style>
    <style:style style:name="gr2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97cm" fo:min-width="3.577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288cm" fo:min-width="0.92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288cm" fo:min-width="1.037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288cm" fo:min-width="0cm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1cm" svg:stroke-color="#ff0000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1cm" draw:marker-start-width="0.279cm" draw:marker-end="Arrowheads_20_32" draw:marker-end-width="0.381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1cm" draw:marker-start-width="0.279cm" draw:marker-end-width="0.279cm" draw:fill-color="#ff8000" draw:textarea-horizontal-align="justify" draw:textarea-vertical-align="middle" draw:auto-grow-height="false" fo:min-height="1.288cm" fo:min-width="0cm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1cm" svg:stroke-color="#00a933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3.362cm" fo:min-width="0.45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21cm" svg:height="0.962cm" svg:x="13.282cm" svg:y="19.415cm">
          <draw:text-box>
            <text:p>Dictionary</text:p>
          </draw:text-box>
        </draw:frame>
        <draw:custom-shape draw:style-name="gr2" draw:text-style-name="P3" xml:id="id3" draw:id="id3" draw:layer="layout" svg:width="4.127cm" svg:height="1.27cm" svg:x="1.452cm" svg:y="17.827cm">
          <text:p text:style-name="P2">Key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4.127cm" svg:height="1.27cm" svg:x="5.668cm" svg:y="17.827cm">
          <text:p text:style-name="P2">Key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4.127cm" svg:height="1.27cm" svg:x="9.871cm" svg:y="17.827cm">
          <text:p text:style-name="P2">Key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4.127cm" svg:height="1.27cm" svg:x="14.063cm" svg:y="17.827cm">
          <text:p text:style-name="P2">Key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4.127cm" svg:height="1.27cm" svg:x="18.263cm" svg:y="17.827cm">
          <text:p text:style-name="P2">Key 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1.27cm" svg:x="22.39cm" svg:y="17.827cm">
          <text:p text:style-name="P2">Key ...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1.47cm" svg:height="1.588cm" svg:x="2.07cm" svg:y="11.475cm">
          <text:p text:style-name="P2">K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7cm" svg:height="1.588cm" draw:transform="skewX (-0.00122173047639603) rotate (-0.0012217304763962) translate (3.54cm 11.475cm)"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0.318cm" svg:height="1.588cm" svg:x="5.127cm" svg:y="11.475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445cm" svg:y1="12.269cm" svg:x2="6.08cm" svg:y2="12.271cm" draw:start-shape="id1" draw:start-glue-point="1" draw:end-shape="id2" draw:end-glue-point="3" svg:d="M5445 12269h318v2h317" svg:viewBox="0 0 636 3">
          <text:p/>
        </draw:connector>
        <draw:connector draw:style-name="gr7" draw:text-style-name="P4" draw:layer="layout" draw:type="line" svg:x1="3.515cm" svg:y1="17.827cm" svg:x2="3.552cm" svg:y2="13.175cm" draw:start-shape="id3" draw:start-glue-point="0" svg:d="M3515 17827l37-4652" svg:viewBox="0 0 38 4653">
          <text:p/>
        </draw:connector>
        <draw:connector draw:style-name="gr7" draw:text-style-name="P4" draw:layer="layout" draw:type="line" svg:x1="7.731cm" svg:y1="17.827cm" svg:x2="7.752cm" svg:y2="13.115cm" draw:start-shape="id4" draw:start-glue-point="0" svg:d="M7731 17827l21-4712" svg:viewBox="0 0 22 4713">
          <text:p/>
        </draw:connector>
        <draw:connector draw:style-name="gr7" draw:text-style-name="P4" draw:layer="layout" draw:type="line" svg:x1="11.934cm" svg:y1="17.827cm" svg:x2="11.952cm" svg:y2="13.187cm" draw:start-shape="id5" draw:start-glue-point="0" svg:d="M11934 17827l18-4640" svg:viewBox="0 0 19 4641">
          <text:p/>
        </draw:connector>
        <draw:connector draw:style-name="gr7" draw:text-style-name="P4" draw:layer="layout" draw:type="line" svg:x1="16.126cm" svg:y1="17.827cm" svg:x2="16.115cm" svg:y2="13.151cm" draw:start-shape="id6" draw:start-glue-point="0" svg:d="M16126 17827l-11-4676" svg:viewBox="0 0 12 4677">
          <text:p/>
        </draw:connector>
        <draw:connector draw:style-name="gr7" draw:text-style-name="P4" draw:layer="layout" draw:type="line" svg:x1="20.326cm" svg:y1="17.827cm" svg:x2="20.315cm" svg:y2="13.235cm" draw:start-shape="id7" draw:start-glue-point="0" svg:d="M20326 17827l-11-4592" svg:viewBox="0 0 12 4593">
          <text:p/>
        </draw:connector>
        <draw:custom-shape draw:style-name="gr8" draw:text-style-name="P5" draw:layer="layout" svg:width="0.318cm" svg:height="1.588cm" svg:x="1.751cm" svg:y="11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7cm" svg:height="1.588cm" svg:x="10.742cm" svg:y="11.477cm">
          <text:p text:style-name="P2">K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7cm" svg:height="1.588cm" draw:transform="skewX (-0.00122173047639603) rotate (-0.0012217304763962) translate (12.212cm 11.477cm)"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0.318cm" svg:height="1.588cm" svg:x="13.799cm" svg:y="11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0.318cm" svg:height="1.588cm" svg:x="10.423cm" svg:y="11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" draw:id="id14" draw:layer="layout" svg:width="1.47cm" svg:height="1.588cm" svg:x="15.07cm" svg:y="11.477cm">
          <text:p text:style-name="P2">K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7cm" svg:height="1.588cm" draw:transform="skewX (-0.00122173047639603) rotate (-0.0012217304763962) translate (16.54cm 11.477cm)"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0.318cm" svg:height="1.588cm" svg:x="18.127cm" svg:y="11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0.318cm" svg:height="1.588cm" svg:x="14.751cm" svg:y="11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7cm" svg:height="1.588cm" svg:x="19.397cm" svg:y="11.475cm">
          <text:p text:style-name="P2">K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7cm" svg:height="1.588cm" draw:transform="skewX (-0.00122173047639603) rotate (-0.0012217304763962) translate (20.867cm 11.475cm)"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18cm" svg:height="1.588cm" svg:x="22.454cm" svg:y="11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0.318cm" svg:height="1.588cm" svg:x="19.078cm" svg:y="11.475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774cm" svg:y1="12.271cm" svg:x2="10.423cm" svg:y2="12.271cm" draw:end-shape="id8" draw:end-glue-point="3" svg:d="M9774 12271h649" svg:viewBox="0 0 650 1">
          <text:p/>
        </draw:connector>
        <draw:connector draw:style-name="gr6" draw:text-style-name="P4" draw:layer="layout" svg:x1="14.117cm" svg:y1="12.271cm" svg:x2="14.751cm" svg:y2="12.271cm" draw:start-shape="id9" draw:start-glue-point="1" draw:end-shape="id10" draw:end-glue-point="3" svg:d="M14117 12271h634" svg:viewBox="0 0 635 1">
          <text:p/>
        </draw:connector>
        <draw:connector draw:style-name="gr6" draw:text-style-name="P4" draw:layer="layout" svg:x1="18.445cm" svg:y1="12.271cm" svg:x2="19.078cm" svg:y2="12.269cm" draw:start-shape="id11" draw:start-glue-point="1" draw:end-shape="id12" draw:end-glue-point="3" svg:d="M18445 12271h317v-2h316" svg:viewBox="0 0 634 3">
          <text:p/>
        </draw:connector>
        <draw:connector draw:style-name="gr9" draw:text-style-name="P4" draw:layer="layout" svg:x1="6.239cm" svg:y1="11.477cm" svg:x2="2.805cm" svg:y2="11.475cm" draw:end-shape="id13" draw:end-glue-point="0" svg:d="M6239 11477v-528h-3434v526" svg:viewBox="0 0 3435 529">
          <text:p/>
        </draw:connector>
        <draw:connector draw:style-name="gr9" draw:text-style-name="P4" draw:layer="layout" svg:x1="10.582cm" svg:y1="11.477cm" svg:x2="7.134cm" svg:y2="11.477cm" draw:start-shape="id8" draw:start-glue-point="0" svg:d="M10582 11477v-526h-3448v526" svg:viewBox="0 0 3449 527">
          <text:p/>
        </draw:connector>
        <draw:connector draw:style-name="gr9" draw:text-style-name="P4" draw:layer="layout" svg:x1="14.925cm" svg:y1="11.477cm" svg:x2="11.477cm" svg:y2="11.477cm" svg:d="M14925 11477v-526h-3448v526" svg:viewBox="0 0 3449 527">
          <text:p/>
        </draw:connector>
        <draw:connector draw:style-name="gr9" draw:text-style-name="P4" draw:layer="layout" svg:x1="19.237cm" svg:y1="11.475cm" svg:x2="15.805cm" svg:y2="11.477cm" draw:start-shape="id12" draw:start-glue-point="0" draw:end-shape="id14" draw:end-glue-point="0" svg:d="M19237 11475v-526h-3432v528" svg:viewBox="0 0 3433 529">
          <text:p/>
        </draw:connector>
        <draw:frame draw:style-name="gr10" draw:text-style-name="P1" draw:layer="layout" svg:width="3.81cm" svg:height="0.962cm" svg:x="10.842cm" svg:y="7.023cm">
          <draw:text-box>
            <text:p>LinkedList</text:p>
          </draw:text-box>
        </draw:frame>
        <draw:custom-shape draw:style-name="gr3" draw:text-style-name="P3" draw:layer="layout" svg:width="1.47cm" svg:height="1.588cm" svg:x="6.399cm" svg:y="11.477cm">
          <text:p text:style-name="P2">K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7cm" svg:height="1.588cm" draw:transform="skewX (-0.00122173047639603) rotate (-0.0012217304763962) translate (7.869cm 11.477cm)"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18cm" svg:height="1.588cm" svg:x="9.456cm" svg:y="11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0.318cm" svg:height="1.588cm" svg:x="6.08cm" svg:y="11.4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904cm" svg:height="4.128cm" svg:x="2.588cm" svg:y="6.714cm">
          <text:p text:style-name="P2">LRU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32" draw:display-name="Arrowheads 3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3T18:34:02.741000000</meta:creation-date>
    <dc:date>2025-03-14T17:28:53.820000000</dc:date>
    <meta:editing-duration>PT13M29S</meta:editing-duration>
    <meta:editing-cycles>5</meta:editing-cycles>
    <meta:generator>LibreOffice/24.2.5.2$Windows_X86_64 LibreOffice_project/bffef4ea93e59bebbeaf7f431bb02b1a39ee8a59</meta:generator>
    <meta:document-statistic meta:object-count="42"/>
  </office:meta>
</office:document-meta>
</file>